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Franklin Gothic Medium" svg:font-family="'Franklin Gothic Medium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7.145cm" fo:margin-left="-0.254cm" fo:margin-top="0cm" fo:margin-bottom="0cm" style:page-number="auto" table:align="left" style:writing-mode="lr-tb"/>
    </style:style>
    <style:style style:name="Table1.A" style:family="table-column">
      <style:table-column-properties style:column-width="3.649cm"/>
    </style:style>
    <style:style style:name="Table1.B" style:family="table-column">
      <style:table-column-properties style:column-width="13.4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54cm" fo:padding-right="0.254cm" fo:padding-top="0cm" fo:padding-bottom="0.635cm" fo:border="none"/>
    </style:style>
    <style:style style:name="Table1.B1" style:family="table-cell">
      <style:table-cell-properties fo:padding-left="0.254cm" fo:padding-right="0.254cm" fo:padding-top="0cm" fo:padding-bottom="1.016cm" fo:border="none"/>
    </style:style>
    <style:style style:name="P1" style:family="paragraph" style:parent-style-name="List_20_Paragraph" style:list-style-name="WWNum8"/>
    <style:style style:name="P2" style:family="paragraph" style:parent-style-name="Heading_20_2">
      <style:paragraph-properties fo:line-height="200%"/>
    </style:style>
    <style:style style:name="P3" style:family="paragraph" style:parent-style-name="Heading_20_2">
      <style:text-properties fo:font-variant="normal" fo:text-transform="none" fo:color="#595959" style:font-name="Consolas" fo:language="en" fo:country="GB" style:letter-kerning="false" style:font-name-complex="Consolas1"/>
    </style:style>
    <style:style style:name="P4" style:family="paragraph" style:parent-style-name="Heading_20_2">
      <style:paragraph-properties fo:margin-top="0.423cm" fo:margin-bottom="0.318cm" loext:contextual-spacing="false"/>
    </style:style>
    <style:style style:name="P5" style:family="paragraph" style:parent-style-name="Standard">
      <style:paragraph-properties fo:line-height="100%"/>
      <style:text-properties style:font-name="Consolas" fo:language="nb" fo:country="NO" style:font-name-complex="Consolas1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>
        <style:tab-stops>
          <style:tab-stop style:position="2.506cm"/>
        </style:tab-stops>
      </style:paragraph-properties>
    </style:style>
    <style:style style:name="P8" style:family="paragraph" style:parent-style-name="Standard">
      <style:text-properties officeooo:rsid="000b1821" officeooo:paragraph-rsid="000b1821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onsolas" style:font-name-complex="Consolas1"/>
    </style:style>
    <style:style style:name="T1" style:family="text">
      <style:text-properties style:font-name="Consolas" fo:language="nn" fo:country="NO" style:font-name-complex="Consolas1"/>
    </style:style>
    <style:style style:name="T2" style:family="text">
      <style:text-properties style:font-name="Consolas" fo:language="nn" fo:country="NO" style:font-name-complex="Consolas1"/>
    </style:style>
    <style:style style:name="T3" style:family="text">
      <style:text-properties style:font-name="Consolas" fo:font-size="8pt" fo:language="nb" fo:country="NO" fo:font-weight="bold" style:font-size-asian="8pt" style:font-weight-asian="bold" style:font-name-complex="Consolas1"/>
    </style:style>
    <style:style style:name="T4" style:family="text">
      <style:text-properties style:font-name="Consolas" fo:language="nb" fo:country="NO" style:font-name-complex="Consolas1"/>
    </style:style>
    <style:style style:name="T5" style:family="text">
      <style:text-properties style:font-name="Consolas" fo:language="nb" fo:country="NO" fo:font-weight="normal" style:font-weight-asian="normal" style:font-name-complex="Consolas1"/>
    </style:style>
    <style:style style:name="T6" style:family="text">
      <style:text-properties style:font-name="Consolas" fo:language="en" fo:country="GB" style:font-name-complex="Consolas1"/>
    </style:style>
    <style:style style:name="T7" style:family="text">
      <style:text-properties style:font-name="Consolas" fo:language="en" fo:country="GB" fo:font-weight="normal" style:font-weight-asian="normal" style:font-name-complex="Consolas1"/>
    </style:style>
    <style:style style:name="T8" style:family="text">
      <style:text-properties style:font-name="Consolas" style:font-name-complex="Consolas1"/>
    </style:style>
    <style:style style:name="T9" style:family="text">
      <style:text-properties fo:font-size="8pt" fo:language="nb" fo:country="NO" fo:font-weight="bold" style:font-size-asian="8pt" style:font-weight-asian="bold"/>
    </style:style>
    <style:style style:name="T10" style:family="text">
      <style:text-properties fo:font-size="8pt" fo:language="nb" fo:country="NO" fo:font-weight="bold" officeooo:rsid="000b1821" style:font-size-asian="8pt" style:font-weight-asian="bold"/>
    </style:style>
    <style:style style:name="T11" style:family="text">
      <style:text-properties fo:language="nb" fo:country="NO"/>
    </style:style>
    <style:style style:name="T12" style:family="text">
      <style:text-properties fo:language="en" fo:country="GB"/>
    </style:style>
    <style:style style:name="T13" style:family="text">
      <style:text-properties fo:color="#e48312" fo:language="en" fo:country="GB"/>
    </style:style>
    <style:style style:name="T14" style:family="text">
      <style:text-properties fo:color="#00000a" style:font-name="Consolas" fo:font-size="11pt" fo:language="nb" fo:country="NO" style:font-size-asian="11pt" style:font-name-complex="Consolas1" style:font-size-complex="11pt"/>
    </style:style>
    <style:style style:name="T15" style:family="text">
      <style:text-properties fo:color="#00000a" style:font-name="Consolas" fo:font-size="11pt" fo:language="en" fo:country="GB" style:font-size-asian="11pt" style:font-name-complex="Consolas1" style:font-size-complex="11pt"/>
    </style:style>
    <style:style style:name="T16" style:family="text">
      <style:text-properties fo:text-transform="uppercase" fo:color="#7f7f7f" style:font-name="Consolas" fo:font-size="8.5pt" fo:language="nb" fo:country="NO" style:font-size-asian="8.5pt" style:font-name-complex="Consolas1" style:font-size-complex="8.5pt"/>
    </style:style>
    <style:style style:name="T17" style:family="text">
      <style:text-properties fo:color="#262626" style:font-name="Consolas" fo:language="nb" fo:country="NO" style:font-name-complex="Consolas1" style:font-size-complex="8pt"/>
    </style:style>
    <style:style style:name="T18" style:family="text">
      <style:text-properties fo:color="#262626" style:font-name="Consolas" fo:language="en" fo:country="GB" style:font-name-complex="Consolas1" style:font-size-complex="8pt"/>
    </style:style>
    <style:style style:name="T19" style:family="text">
      <style:text-properties fo:color="#000000" style:font-name="Consolas" fo:language="en" fo:country="GB" style:font-name-complex="Consolas1"/>
    </style:style>
    <style:style style:name="T20" style:family="text">
      <style:text-properties fo:color="#7c9e0e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Navn"><text:span text:style-name="T1">Odin Hultgren Van Der Horst</text:span></text:p>
            <text:p text:style-name="Standard"><text:span text:style-name="T10">Vennerødveien 435</text:span><text:span text:style-name="T9">, </text:span><text:span text:style-name="T10">3160,</text:span><text:span text:style-name="T9"> </text:span><text:span text:style-name="T10">Stokke</text:span><text:span text:style-name="T9"> </text:span><text:span text:style-name="Emphasis"><text:span text:style-name="T3">| </text:span></text:span><text:a xlink:type="simple" xlink:href="mailto:odinhorst@hotmail.com" text:style-name="Internet_20_link" text:visited-style-name="Visited_20_Internet_20_Link"><text:span text:style-name="T10">odinhorst@hotmail.com</text:span></text:a><text:span text:style-name="T10"> </text:span><text:span text:style-name="Emphasis"><text:span text:style-name="T3">| </text:span></text:span><text:span text:style-name="T9">417 75 000 </text:span><text:span text:style-name="Emphasis"><text:span text:style-name="T3">| </text:span></text:span><text:span text:style-name="T9">Born: 11/07/1992</text:span>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4">useful links</text:span></text:h>
          </table:table-cell>
          <table:table-cell table:style-name="Table1.A1" office:value-type="string">
            <text:p text:style-name="Standard"><text:span text:style-name="T6">Portfolio</text:span><text:span text:style-name="T8">: </text:span></text:p>
            <text:p text:style-name="Standard"><text:a xlink:type="simple" xlink:href="https://dl.dropboxusercontent.com/u/14796649/Portfolio/index.html" text:style-name="Internet_20_link" text:visited-style-name="Visited_20_Internet_20_Link"><text:span text:style-name="T8">https://dl.dropboxusercontent.com/u/14796649/Portfolio/index.html</text:span></text:a>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6">Technical skills</text:span></text:h>
          </table:table-cell>
          <table:table-cell table:style-name="Table1.A1" office:value-type="string">
            <text:h text:style-name="P2" text:outline-level="2"><text:span text:style-name="Emphasis"><text:span text:style-name="T12">C++</text:span></text:span></text:h>
            <text:p text:style-name="Standard"><text:span text:style-name="T12">When it comes to graphical libraries I have worked with, SFML and to a lesser extent SDL 2.0, and raw OpenGL. I have also done some work with the Box2D game physics library. Just as a side note, I have also done some programing with the Unreal Engine.</text:span></text:p>
            <text:p text:style-name="Standard"><text:span text:style-name="T12">Other than that, I have used the XML parser and UDP library from of the Boost libraries. </text:span></text:p>
            <text:p text:style-name="Standard"><text:span text:style-name="T12">I try to follow what is considered best practices by the C++ Foundation. And although I don’t know everything implemented in C++11 and C++14 by heart I try to use it where I considered useful.</text:span></text:p>
            <text:p text:style-name="Standard"><text:span text:style-name="T12">When it comes to IDE I have been using Visual Studio for the most part, but have also done some programming with eclipse, DEV-C++ and worked without an IDE, with just Vim and GCC.</text:span></text:p>
            <text:p text:style-name="Standard"><text:span text:style-name="Emphasis"><text:span text:style-name="T12">C#</text:span></text:span></text:p>
            <text:p text:style-name="Standard"><text:span text:style-name="T12">I have experience with System.IO and system.Net for both a HTTP-GET/POST client and an IRC bot. I also have some .net experience.</text:span></text:p>
            <text:p text:style-name="Standard"><text:span text:style-name="T12">I have only used Visual Studio for C# programming.</text:span></text:p>
            <text:p text:style-name="Standard"><text:span text:style-name="Emphasis"><text:span text:style-name="T12">ActionScript</text:span></text:span></text:p>
            <text:p text:style-name="Standard"><text:span text:style-name="T12">I know most of the standard library, although I have not gone too deep into the networking part of the language. The only IDE I have used for ActionScript is the standard script window in Flash.</text:span></text:p>
            <text:p text:style-name="Standard"><text:span text:style-name="T12">I would like to point out that on my GitHub page under CodenameGreen is ActionScript project and though the code is messy, I think it shows a good understanding of the language.</text:span></text:p>
            <text:p text:style-name="Standard"><text:span text:style-name="Emphasis"><text:span text:style-name="T12">JavaScript</text:span></text:span></text:p>
            <text:p text:style-name="Standard"><text:span text:style-name="T12">Experience with jQuery, I also have experience with Impact.js and HTML5 canvas. I don’t really have any IDE experience with JavaScript, I normally only use a text editor and chrome console for debugging, but have come to love Brackets for HTML and CSS so some coding have been done using that.</text:span></text:p>
            <text:p text:style-name="Standard"><text:span text:style-name="T12"/></text:p>
            <text:p text:style-name="P8"><text:span text:style-name="Emphasis"><text:span text:style-name="T12">Java</text:span></text:span></text:p>
            <text:p text:style-name="P8"><text:span text:style-name="T12">Only done school asigments and some smale projects in java. </text:span></text:p>
            <text:p text:style-name="Standard"><text:soft-page-break/><text:span text:style-name="Emphasis"><text:span text:style-name="T12">Other</text:span></text:span></text:p>
            <text:p text:style-name="Standard"><text:span text:style-name="T12">When it comes to version control I have used Git and TortoiseSVN for some projects. I would like to mention that I have never had to deal with a large Merge conflict.</text:span></text:p>
            <text:p text:style-name="Standard"><text:span text:style-name="T12">I also have some experience in software unrelated to programming:</text:span></text:p>
            <text:list xml:id="list4487722878572409704" text:style-name="WWNum8">
              <text:list-item>
                <text:p text:style-name="P1"><text:span text:style-name="T6">Maya</text:span></text:p>
              </text:list-item>
              <text:list-item>
                <text:p text:style-name="P1"><text:span text:style-name="T6">Zbrush</text:span></text:p>
              </text:list-item>
              <text:list-item>
                <text:p text:style-name="P1"><text:span text:style-name="T6">Photoshop</text:span></text:p>
              </text:list-item>
              <text:list-item>
                <text:p text:style-name="P1"><text:span text:style-name="T6">Ilustrato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8">Expereience</text:span></text:h>
          </table:table-cell>
          <table:table-cell table:style-name="Table1.A1" office:value-type="string">
            <text:h text:style-name="Heading_20_2" text:outline-level="2"><text:span text:style-name="Strong"><text:span text:style-name="T11">Produksjon assistent</text:span></text:span><text:span text:style-name="Strong"><text:span text:style-name="T4"> </text:span></text:span><text:span text:style-name="T4">Scooter Media</text:span></text:h>
            <text:h text:style-name="Heading_20_3" text:outline-level="3"><text:span text:style-name="T4">Winter 2012 – Summer 2013</text:span></text:h>
            <text:p text:style-name="P6"><text:span text:style-name="T6">I monsly did rigging and transport off film equipment, but also some simple/initial light setting.</text:span></text:p>
            <text:h text:style-name="P4" text:outline-level="2"><text:span text:style-name="Strong"><text:span text:style-name="T11">iT/Visualiser</text:span></text:span><text:span text:style-name="Strong"><text:span text:style-name="T4"> </text:span></text:span><text:span text:style-name="T4">Påndus reklamebyrå</text:span></text:h>
            <text:h text:style-name="Heading_20_3" text:outline-level="3"><text:span text:style-name="T4">Winter 2013 – Summer 2014</text:span></text:h>
            <text:p text:style-name="P6"><text:span text:style-name="T6">Made webpages using different combinations of net/javascript/html/css/MySQL, I also did some modifications to exsisting wordpress themes to better fit clients. </text:span></text:p>
            <text:p text:style-name="P6"><text:span text:style-name="T6">Other then that I also did some adverts for webpages and reggular printed media using tools like Photoshop/Flash/</text:span><text:span text:style-name="T8">Ilustrator</text:span><text:span text:style-name="T6">.</text:span></text:p>
            <text:p text:style-name="P6"><text:span text:style-name="T6">I also had responsibility for a windows file server, and later replaced that file server with a new one running linux.</text:span></text:p>
            <text:h text:style-name="Heading_20_2" text:outline-level="2"><text:span text:style-name="Strong">Freelancer </text:span><text:span text:style-name="T6">Ac Nor gruppen ASA</text:span></text:h>
            <text:h text:style-name="Heading_20_3" text:outline-level="3"><text:span text:style-name="T6">Short Period Fall 2014</text:span></text:h>
            <text:p text:style-name="Standard"><text:span text:style-name="T6">I did a simple demo for a presentation where you can walk around a housing project using the unity engine.</text:span>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4">Education</text:span></text:h>
          </table:table-cell>
          <table:table-cell table:style-name="Table1.A1" office:value-type="string">
            <text:h text:style-name="Heading_20_2" text:outline-level="2"><text:span text:style-name="Strong"><text:span text:style-name="T4">Sandefjord VGs</text:span></text:span><text:span text:style-name="Strong"><text:span text:style-name="T5">,</text:span></text:span><text:span text:style-name="Strong"><text:span text:style-name="T4"> </text:span></text:span><text:span text:style-name="T4">Sandefjord</text:span></text:h>
            <text:h text:style-name="Heading_20_2" text:outline-level="2"><text:span text:style-name="Strong"><text:span text:style-name="T4">Greveskogen VGs</text:span></text:span><text:span text:style-name="Strong"><text:span text:style-name="T5">,</text:span></text:span><text:span text:style-name="Strong"><text:span text:style-name="T4"> </text:span></text:span><text:span text:style-name="T4">Tønsberg</text:span></text:h>
            <text:h text:style-name="Heading_20_2" text:outline-level="2"><text:span text:style-name="Strong"><text:span text:style-name="T4">Nøtterøy VGs</text:span></text:span><text:span text:style-name="Strong"><text:span text:style-name="T5">,</text:span></text:span><text:span text:style-name="Strong"><text:span text:style-name="T4"> </text:span></text:span><text:span text:style-name="T4">Nøtterøy</text:span></text:h>
            <text:p text:style-name="Standard"><text:span text:style-name="T16">generell studiekompetanse </text:span></text:p>
            <text:p text:style-name="Standard"><text:span text:style-name="T6">A 3-year education which is the formal requisite for university education.</text:span></text:p>
            <text:h text:style-name="P3" text:outline-level="2"/>
            <text:h text:style-name="Heading_20_2" text:outline-level="2"><text:span text:style-name="Strong"><text:span text:style-name="T6">Idefagskolen</text:span></text:span><text:span text:style-name="Strong"><text:span text:style-name="T7">,</text:span></text:span><text:span text:style-name="Strong"><text:span text:style-name="T6"> </text:span></text:span><text:span text:style-name="T6">Tønsberg</text:span></text:h>
            <text:h text:style-name="Heading_20_3" text:outline-level="3"><text:span text:style-name="T6">3D Animation</text:span></text:h>
            <text:p text:style-name="P6"><text:span text:style-name="T6">A follow up year for 3D moddeling, here we learnt more about cg software, sculpting, animation and rendering.</text:span><text:bookmark text:name="_GoBack"/></text:p>
            <text:h text:style-name="Heading_20_2" text:outline-level="2"><text:span text:style-name="Strong"><text:span text:style-name="T6">Idefagskolen</text:span></text:span><text:span text:style-name="Strong"><text:span text:style-name="T7">,</text:span></text:span><text:span text:style-name="Strong"><text:span text:style-name="T6"> </text:span></text:span><text:span text:style-name="T6">Tønsberg</text:span></text:h>
            <text:h text:style-name="Heading_20_3" text:outline-level="3"><text:span text:style-name="T6">3D Modeling</text:span></text:h>
            <text:p text:style-name="Standard"><text:span text:style-name="T6">A one year full time course for learning to 3D modeling, we learnet some basics, like topology, hardsurface modeling, uv-mapping and texsturing.</text:span></text:p>
            <text:p text:style-name="P8"><text:soft-page-break/><text:span text:style-name="T6">HSN, Horten</text:span></text:p>
            <text:p text:style-name="P8"><text:span text:style-name="T6">Computer engineer</text:span></text:p>
            <text:p text:style-name="P8"><text:span text:style-name="T6">Im a student at HSN and doing a bachlor in</text:span>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8">Refrences</text:span></text:h>
          </table:table-cell>
          <table:table-cell table:style-name="Table1.A1" office:value-type="string">
            <text:h text:style-name="Heading_20_2" text:outline-level="2"><text:span text:style-name="Strong"><text:span text:style-name="T4">Henrik ness</text:span></text:span><text:span text:style-name="Strong"><text:span text:style-name="T5">,</text:span></text:span><text:span text:style-name="Strong"><text:span text:style-name="T4"> </text:span></text:span><text:span text:style-name="T4">General manager</text:span></text:h>
            <text:h text:style-name="Heading_20_3" text:outline-level="3"><text:span text:style-name="T4">Påndus Reklamebyrå</text:span></text:h>
            <text:p text:style-name="P10"><text:span text:style-name="T6">Tlf: +47 </text:span><text:span text:style-name="apple-style-span"><text:span text:style-name="T19">92 82 62 48</text:span></text:span></text:p>
            <text:p text:style-name="P10"><text:span text:style-name="T8">E-Post: </text:span><text:a xlink:type="simple" xlink:href="mailto:Henrik@paandus.no" text:style-name="Internet_20_link" text:visited-style-name="Visited_20_Internet_20_Link"><text:span text:style-name="T8">Henrik@paandus.no</text:span></text:a></text:p>
            <text:p text:style-name="P11"/>
            <text:h text:style-name="Heading_20_2" text:outline-level="2"><text:span text:style-name="Strong"><text:span text:style-name="T6">Jacob HULTGREN</text:span></text:span><text:span text:style-name="Strong"><text:span text:style-name="T7">,</text:span></text:span><text:span text:style-name="Strong"><text:span text:style-name="T6"> </text:span></text:span><text:span text:style-name="T6">freelance video photographer</text:span></text:h>
            <text:h text:style-name="Heading_20_3" text:outline-level="3"><text:span text:style-name="T6">Scooter media</text:span></text:h>
            <text:p text:style-name="P9"><text:span text:style-name="T8">Tlf: +47 950 32 112</text:span></text:p>
            <text:p text:style-name="P9"><text:span text:style-name="T8">E-post: </text:span><text:a xlink:type="simple" xlink:href="mailto:jacob@scootermedia.no" text:style-name="Internet_20_link" text:visited-style-name="Visited_20_Internet_20_Link"><text:span text:style-name="T8">jacob@scootermedia.no</text:span></text:a><text:span text:style-name="T8"> 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Franklin Gothic Medium" svg:font-family="'Franklin Gothic Medium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62626" style:font-name="Arial" fo:font-size="9pt" fo:language="en" fo:country="US" style:letter-kerning="true" style:font-name-asian="F" style:font-size-asian="9pt" style:language-asian="ja" style:country-asian="JP" style:font-name-complex="F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262626" style:font-name="Arial" fo:font-size="9pt" fo:language="en" fo:country="US" style:letter-kerning="true" style:font-name-asian="F" style:font-size-asian="9pt" style:language-asian="ja" style:country-asian="JP" style:font-name-complex="F" style:font-size-complex="9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18cm" loext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text-align="end" style:justify-single-word="false" fo:padding-left="0cm" fo:padding-right="0.141cm" fo:padding-top="0cm" fo:padding-bottom="0cm" fo:border-left="none" fo:border-right="0.99pt solid #e48312" fo:border-top="none" fo:border-bottom="none"/>
      <style:text-properties fo:text-transform="uppercase" fo:color="#e48312" fo:font-weight="bold" style:letter-kerning="true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keep-together="always" fo:keep-with-next="always"/>
      <style:text-properties fo:text-transform="uppercase" fo:color="#000000" style:letter-kerning="tru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141cm" loext:contextual-spacing="false" fo:keep-together="always" fo:keep-with-next="always"/>
      <style:text-properties fo:text-transform="uppercase" fo:color="#7f7f7f" fo:font-size="8.5pt" style:font-size-asian="8.5pt" style:font-size-complex="8.5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avn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e48312" style:font-name="Franklin Gothic Medium" fo:font-family="'Franklin Gothic Medium'" style:font-family-generic="roman" style:font-pitch="variable" fo:font-size="24pt" style:font-name-asian="F" style:font-family-generic-asian="system" style:font-pitch-asian="variable" style:font-size-asian="24pt" style:font-name-complex="F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423cm" fo:margin-bottom="0cm" loext:contextual-spacing="false" fo:line-height="100%" fo:text-align="end" style:justify-single-word="false"/>
      <style:text-properties fo:text-transform="uppercase" fo:color="#e48312" fo:font-size="8pt" fo:font-weight="bold" style:font-size-asian="8pt" style:font-weight-asian="bold" style:font-size-complex="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18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text-transform="uppercase" fo:color="#e48312" fo:font-weight="bold" style:letter-kerning="true" style:font-weight-asian="bold" style:font-weight-complex="bold"/>
    </style:style>
    <style:style style:name="Overskrift_20_2_20_Tegn" style:display-name="Overskrift 2 Tegn" style:family="text" style:parent-style-name="Default_20_Paragraph_20_Font">
      <style:text-properties fo:text-transform="uppercase" fo:color="#000000" style:letter-kerning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verskrift_20_3_20_Tegn" style:display-name="Overskrift 3 Tegn" style:family="text" style:parent-style-name="Default_20_Paragraph_20_Font">
      <style:text-properties fo:text-transform="uppercase" fo:color="#7f7f7f" fo:font-size="8.5pt" style:font-size-asian="8.5pt" style:font-size-complex="8.5pt"/>
    </style:style>
    <style:style style:name="Emphasis" style:family="text" style:parent-style-name="Default_20_Paragraph_20_Font">
      <style:text-properties fo:color="#e48312" fo:font-style="normal" style:font-style-asian="normal" style:font-style-complex="normal"/>
    </style:style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>
      <style:text-properties fo:text-transform="uppercase" fo:color="#e48312" fo:font-size="8pt" fo:font-weight="bold" style:font-size-asian="8pt" style:font-weight-asian="bold" style:font-size-complex="8pt" style:font-weight-complex="bold"/>
    </style:style>
    <style:style style:name="Internet_20_link" style:display-name="Internet link" style:family="text" style:parent-style-name="Default_20_Paragraph_20_Font">
      <style:text-properties fo:color="#2998e3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c8c8c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7c9e0e" style:font-name="Arial"/>
    </style:style>
    <style:page-layout style:name="Mpm1">
      <style:page-layout-properties fo:page-width="21.59cm" fo:page-height="27.94cm" style:num-format="1" style:print-orientation="portrait" fo:margin-top="2.667cm" fo:margin-bottom="1.27cm" fo:margin-left="1.651cm" fo:margin-right="2.7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667cm" fo:margin-bottom="0.762cm" fo:margin-left="1.651cm" fo:margin-right="2.7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Side </text:span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in Hultgren Van Der Horst</meta:initial-creator>
    <meta:editing-cycles>35</meta:editing-cycles>
    <meta:print-date>2015-10-22T15:34:00</meta:print-date>
    <meta:creation-date>2014-12-09T07:37:00</meta:creation-date>
    <dc:date>2016-12-18T23:01:00.063553448</dc:date>
    <meta:editing-duration>P1DT3H15M4S</meta:editing-duration>
    <meta:generator>LibreOffice/5.2.2.2.0$Linux_X86_64 LibreOffice_project/20m0$Build-2</meta:generator>
    <meta:document-statistic meta:table-count="1" meta:image-count="0" meta:object-count="0" meta:page-count="3" meta:paragraph-count="65" meta:word-count="609" meta:character-count="3700" meta:non-whitespace-character-count="3152"/>
    <meta:user-defined meta:name="AppVersion">15.0000</meta:user-defined>
    <meta:user-defined meta:name="Company">Par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34566219991</meta:user-defined>
    <meta:template xlink:type="simple" xlink:actuate="onRequest" xlink:title="Enkel CV.dotx" xlink:href=""/>
  </office:meta>
</office:document-meta>
</file>